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5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1.093cm" svg:height="0.433cm" draw:transform="rotate (-1.57079632679579) translate (3.07755960264889cm 1.01599999999961cm)" svg:viewBox="0 0 1094 434" svg:d="m0-5725c0-104 0-234 0-348s273-106 273 0c0-106 274-106 274 0 0-106 273-106 273 0 0-106 274-106 274 0 0 0 0 391 0 34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2" draw:text-style-name="P1" draw:layer="layout" svg:x1="3.169cm" svg:y1="1.016cm" svg:x2="3.169cm" svg:y2="2.11cm">
              <text:p/>
            </draw:line>
          </draw:g>
          <draw:g>
            <draw:path draw:style-name="gr1" draw:text-style-name="P1" draw:layer="layout" svg:width="1.093cm" svg:height="0.433cm" draw:transform="rotate (1.5707963267946) translate (3.35544039735143cm 2.1130000000014cm)" svg:viewBox="0 0 1094 434" svg:d="m0 7141c0-104 0-234 0-348s273-106 273 0c0-106 274-106 274 0 0-106 273-106 273 0 0-106 274-106 274 0 0 0 0 391 0 348">
              <draw:glue-point draw:id="4" svg:x="4.976cm" svg:y="5cm"/>
              <draw:glue-point draw:id="5" svg:x="4.976cm" svg:y="-5cm"/>
              <draw:glue-point draw:id="6" svg:x="4.907cm" svg:y="5cm"/>
              <draw:glue-point draw:id="7" svg:x="4.907cm" svg:y="-5cm"/>
              <text:p/>
            </draw:path>
            <draw:line draw:style-name="gr2" draw:text-style-name="P1" draw:layer="layout" svg:x1="3.264cm" svg:y1="2.113cm" svg:x2="3.264cm" svg:y2="1.019cm">
              <text:p/>
            </draw:line>
          </draw:g>
        </draw:g>
        <draw:g>
          <draw:g>
            <draw:path draw:style-name="gr1" draw:text-style-name="P1" draw:layer="layout" svg:width="1.104cm" svg:height="0.433cm" draw:transform="rotate (-1.57079632679579) translate (6.64355960264889cm 0.963999999999614cm)" svg:viewBox="0 0 1105 434" svg:d="m0-12857c0-104 0-234 0-348s276-106 276 0c0-106 276-106 276 0 0-106 276-106 276 0 0-106 277-106 277 0 0 0 0 391 0 34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2" draw:text-style-name="P1" draw:layer="layout" svg:x1="6.735cm" svg:y1="0.964cm" svg:x2="6.735cm" svg:y2="2.069cm">
              <text:p/>
            </draw:line>
          </draw:g>
          <draw:g>
            <draw:path draw:style-name="gr1" draw:text-style-name="P1" draw:layer="layout" svg:width="1.104cm" svg:height="0.433cm" draw:transform="rotate (1.5707963267946) translate (6.92144039735143cm 2.0720000000014cm)" svg:viewBox="0 0 1105 434" svg:d="m0 14273c0-104 0-234 0-348s276-106 276 0c0-106 276-106 276 0 0-106 276-106 276 0 0-106 277-106 277 0 0 0 0 391 0 348">
              <draw:glue-point draw:id="4" svg:x="4.976cm" svg:y="5cm"/>
              <draw:glue-point draw:id="5" svg:x="4.976cm" svg:y="-5cm"/>
              <draw:glue-point draw:id="6" svg:x="4.907cm" svg:y="5cm"/>
              <draw:glue-point draw:id="7" svg:x="4.907cm" svg:y="-5cm"/>
              <text:p/>
            </draw:path>
            <draw:line draw:style-name="gr2" draw:text-style-name="P1" draw:layer="layout" svg:x1="6.83cm" svg:y1="2.072cm" svg:x2="6.83cm" svg:y2="0.967cm">
              <text:p/>
            </draw:line>
          </draw:g>
        </draw:g>
        <draw:frame draw:style-name="gr3" draw:layer="layout" svg:width="1.406cm" svg:height="0.532cm" svg:x="6.116cm" svg:y="2.2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2" draw:layer="layout" svg:width="0.62cm" svg:height="0.62cm" svg:x="1.503cm" svg:y="1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534cm" svg:height="0.466cm" svg:x="1.537cm" svg:y="1.18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534cm" svg:height="0.466cm" svg:x="1.533cm" svg:y="1.4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2" draw:layer="layout" svg:x1="2.651cm" svg:y1="1.016cm" svg:x2="1.808cm" svg:y2="1.016cm">
          <text:p/>
        </draw:line>
        <draw:line draw:style-name="gr5" draw:text-style-name="P2" draw:layer="layout" svg:x1="2.641cm" svg:y1="2.113cm" svg:x2="1.808cm" svg:y2="2.113cm">
          <text:p/>
        </draw:line>
        <draw:line draw:style-name="gr5" draw:text-style-name="P2" draw:layer="layout" svg:x1="1.808cm" svg:y1="1.016cm" svg:x2="1.808cm" svg:y2="1.26cm">
          <text:p/>
        </draw:line>
        <draw:line draw:style-name="gr5" draw:text-style-name="P2" draw:layer="layout" svg:x1="1.808cm" svg:y1="2.113cm" svg:x2="1.808cm" svg:y2="1.88cm">
          <text:p/>
        </draw:line>
        <draw:frame draw:style-name="gr3" draw:layer="layout" svg:width="0.914cm" svg:height="0.485cm" svg:x="0.67cm" svg:y="1.3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3" draw:layer="layout" svg:width="1.378cm" svg:height="1.495cm" svg:x="1.838cm" svg:y="2.05cm">
          <draw:text-box>
            <text:p><text:span text:style-name="T1">ابتدائی</text:span></text:p>
            <text:p><text:span text:style-name="T1"><text:s/></text:span><text:span text:style-name="T1">جانب</text:span></text:p>
          </draw:text-box>
        </draw:frame>
        <draw:frame draw:style-name="gr6" draw:text-style-name="P3" draw:layer="layout" svg:width="1.002cm" svg:height="0.835cm" svg:x="7.654cm" svg:y="2.773cm">
          <draw:text-box>
            <text:p><text:span text:style-name="T1">الف</text:span></text:p>
          </draw:text-box>
        </draw:frame>
        <draw:frame draw:style-name="gr3" draw:layer="layout" svg:width="1.308cm" svg:height="0.532cm" svg:x="6.116cm" svg:y="0.37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.308cm" svg:height="0.532cm" svg:x="2.552cm" svg:y="0.40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3" draw:layer="layout" svg:width="1.378cm" svg:height="1.495cm" svg:x="3.376cm" svg:y="2.022cm">
          <draw:text-box>
            <text:p><text:span text:style-name="T1">ثانوی</text:span></text:p>
            <text:p><text:span text:style-name="T1"><text:s/></text:span><text:span text:style-name="T1">جانب</text:span></text:p>
          </draw:text-box>
        </draw:frame>
        <draw:frame draw:style-name="gr6" draw:text-style-name="P3" draw:layer="layout" svg:width="0.638cm" svg:height="0.835cm" svg:x="0.489cm" svg:y="2.753cm">
          <draw:text-box>
            <text:p><text:span text:style-name="T1">ب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v</math:mi>
      <math:mrow>
        <math:mo math:stretchy="false">(</math:mo>
        <math:mi>t</math:mi>
        <math:mo math:stretchy="false">)</math:mo>
      </math:mrow>
    </math:mrow>
    <math:annotation math:encoding="StarMath 5.0">v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N</math:mi>
        <math:mn>1</math:mn>
      </math:msub>
      <math:mo math:stretchy="false">/</math:mo>
      <math:msub>
        <math:mi>N</math:mi>
        <math:mn>2</math:mn>
      </math:msub>
    </math:mrow>
    <math:annotation math:encoding="StarMath 5.0">N_1 / N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n>1</math:mn>
      </math:msub>
      <math:mo math:stretchy="false">/</math:mo>
      <math:msub>
        <math:mi>V</math:mi>
        <math:mn>2</math:mn>
      </math:msub>
    </math:mrow>
    <math:annotation math:encoding="StarMath 5.0">V_1 / V_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n>1</math:mn>
      </math:msub>
      <math:mo math:stretchy="false">/</math:mo>
      <math:msub>
        <math:mi>V</math:mi>
        <math:mn>2</math:mn>
      </math:msub>
    </math:mrow>
    <math:annotation math:encoding="StarMath 5.0">V_1 / V_2</math:annotation>
  </math:semantics>
</math:math>
</file>